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6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1. </text:span></text:span><text:span text:style-name="Strong_20_Emphasis">Purpose of ring buffer</text:span><text:line-break/>-&gt; Used for continuous data storage in fixed-size memory<text:line-break/>-&gt; Efficient for producer-consumer (write/read) without moving data<text:line-break/>-&gt; Avoids data loss when reading and writing at same time</text:p>
      <text:p text:style-name="Standard"/>
      <text:p text:style-name="Standard"><text:span text:style-name="Strong_20_Emphasis"><text:span text:style-name="T1">2. </text:span></text:span><text:span text:style-name="Strong_20_Emphasis">Mutex protect shared resources</text:span><text:line-break/>-&gt; Mutex = lock used in kernel<text:line-break/>-&gt; Only one process/thread can access critical section at a time<text:line-break/>-&gt; Prevents race conditions and data corruption</text:p>
      <text:p text:style-name="Standard"/>
      <text:p text:style-name="Standard"><text:span text:style-name="Strong_20_Emphasis"><text:span text:style-name="T1">3. </text:span></text:span><text:span text:style-name="Strong_20_Emphasis">Why use module_param() instead of hardcoding</text:span><text:line-break/>-&gt; Allows user to pass values at module load time (<text:span text:style-name="Source_20_Text">insmod mod.ko param=value</text:span>)<text:line-break/>-&gt; Makes module flexible, no need to recompile for different values</text:p>
      <text:p text:style-name="Standard"/>
      <text:p text:style-name="Standard"><text:span text:style-name="Strong_20_Emphasis"><text:span text:style-name="T1">4. </text:span></text:span><text:span text:style-name="Strong_20_Emphasis">What happens when buffer is full</text:span><text:line-break/>-&gt; New data overwrite old data (if circular overwrite design)<text:line-break/>-&gt; write is blocked / returns error until space is free (depending on design)</text:p>
      <text:p text:style-name="Standard"/>
      <text:p text:style-name="Standard"><text:span text:style-name="Strong_20_Emphasis"><text:span text:style-name="T1">5. </text:span></text:span><text:span text:style-name="Strong_20_Emphasis">read_index and write_index help</text:span><text:line-break/>-&gt; <text:span text:style-name="Source_20_Text">write_index</text:span> shows where new data will be stored<text:line-break/>-&gt; <text:span text:style-name="Source_20_Text">read_index</text:span> shows from where data will be read<text:line-break/>-&gt; Together they manage buffer position and prevent overwrite/read of invalid da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8:38:55.780213978</meta:creation-date>
    <dc:date>2025-08-22T18:42:38.628964224</dc:date>
    <meta:editing-duration>PT3M43S</meta:editing-duration>
    <meta:editing-cycles>1</meta:editing-cycles>
    <meta:document-statistic meta:table-count="0" meta:image-count="0" meta:object-count="0" meta:page-count="1" meta:paragraph-count="5" meta:word-count="160" meta:character-count="970" meta:non-whitespace-character-count="815"/>
    <meta:generator>LibreOffice/7.3.7.2$Linux_X86_64 LibreOffice_project/30$Build-2</meta:generator>
  </office:meta>
</office:document-meta>
</file>